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81cm" svg:x="1.508cm" svg:y="1.381cm">
          <text:p text:style-name="P1">Configu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302cm" svg:x="11.795cm" svg:y="15.859cm">
          <text:p text:style-name="P1">De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302cm" svg:x="15.986cm" svg:y="13.954cm">
          <text:p text:style-name="P1">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429cm" svg:x="15.732cm" svg:y="18.907cm">
          <text:p text:style-name="P1">Firmw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53cm" svg:height="4.953cm" svg:x="15.097cm" svg:y="4.048cm">
          <text:p text:style-name="P1">Vie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033cm" svg:y="21.32cm">
          <text:p text:style-name="P1">Chas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064cm" svg:height="4.064cm" svg:x="1.635cm" svg:y="11.033cm">
          <text:p text:style-name="P1">Scan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064cm" svg:x="1.762cm" svg:y="17.002cm">
          <text:p text:style-name="P1">Conve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3.683cm" svg:x="8.239cm" svg:y="1.762cm">
          <text:p text:style-name="P1">Sa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716cm" svg:height="14.859cm" svg:x="8.207cm" svg:y="11.54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3.937cm" svg:x="9.509cm" svg:y="6.588cm">
          <text:p text:style-name="P1">Impo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1" draw:layer="layout" svg:width="7.874cm" svg:height="6.604cm" svg:x="2.016cm" svg:y="2.905cm">
          <text:p text:style-name="P2">Configurator</text:p>
          <text:p text:style-name="P2">---------------------------</text:p>
          <text:p text:style-name="P2"><text:span text:style-name="T1">-help: boolean</text:span></text:p>
          <text:p text:style-name="P2"><text:span text:style-name="T1">-version: boolean</text:span></text:p>
          <text:p text:style-name="P2"><text:span text:style-name="T1">-view: viewName</text:span></text:p>
          <text:p text:style-name="P2"><text:span text:style-name="T1">-------------------------------------------</text:span></text:p>
          <text:p text:style-name="P2"><text:span text:style-name="T1">+Configurator(argc : int, argv: String[] )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6.35cm" svg:x="13.065cm" svg:y="3.032cm">
          <text:p text:style-name="P2">DocHelper</text:p>
          <text:p text:style-name="P2"><text:span text:style-name="T1">CmdlineHelp : fileResource</text:span></text:p>
          <text:p text:style-name="P2"><text:span text:style-name="T1">ProgramVersion : string</text:span></text:p>
          <text:p text:style-name="P2"><text:span text:style-name="T1"/></text:p>
          <text:p text:style-name="P2"><text:span text:style-name="T1">ShowHelp()</text:span></text:p>
          <text:p text:style-name="P2"><text:span text:style-name="T1">ShowVersion(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09:43:50</meta:creation-date>
    <dc:date>2012-12-05T20:48:50</dc:date>
    <meta:editing-duration>P1DT10H53M34S</meta:editing-duration>
    <meta:editing-cycles>4</meta:editing-cycles>
    <meta:generator>LibreOffice/3.5$Linux_X86_64 LibreOffice_project/350m1$Build-2</meta:generator>
    <meta:document-statistic meta:object-count="13"/>
  </office:meta>
</office:document-meta>
</file>